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111.4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New w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-Norm in aggregate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Max-norm in aggregate</text:p>
          </table:table-cell>
          <table:table-cell office:value-type="string" calcext:value-type="string">
            <text:p>Re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=8</text:p>
          </table:table-cell>
          <table:table-cell office:value-type="float" office:value="0.045188" calcext:value-type="float">
            <text:p>0.045188</text:p>
          </table:table-cell>
          <table:table-cell/>
          <table:table-cell office:value-type="float" office:value="0.0225923" calcext:value-type="float">
            <text:p>0.02259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x=16</text:p>
          </table:table-cell>
          <table:table-cell office:value-type="float" office:value="0.00992162" calcext:value-type="float">
            <text:p>0.00992162</text:p>
          </table:table-cell>
          <table:table-cell table:formula="of:=[.B3]/[.B4]" office:value-type="float" office:value="4.55449815655105" calcext:value-type="float">
            <text:p>4.5544981566</text:p>
          </table:table-cell>
          <table:table-cell office:value-type="float" office:value="0.00350669" calcext:value-type="float">
            <text:p>0.00350669</text:p>
          </table:table-cell>
          <table:table-cell table:formula="of:=[.D3]/[.D4]" office:value-type="float" office:value="6.44262823346232" calcext:value-type="float">
            <text:p>6.4426282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=32</text:p>
          </table:table-cell>
          <table:table-cell office:value-type="float" office:value="0.00420089" calcext:value-type="float">
            <text:p>0.00420089</text:p>
          </table:table-cell>
          <table:table-cell table:formula="of:=[.B4]/[.B5]" office:value-type="float" office:value="2.36179000164251" calcext:value-type="float">
            <text:p>2.3617900016</text:p>
          </table:table-cell>
          <table:table-cell office:value-type="float" office:value="0.00104921" calcext:value-type="float">
            <text:p>0.00104921</text:p>
          </table:table-cell>
          <table:table-cell table:formula="of:=[.D4]/[.D5]" office:value-type="float" office:value="3.34221938410804" calcext:value-type="float">
            <text:p>3.3422193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=64</text:p>
          </table:table-cell>
          <table:table-cell office:value-type="float" office:value="0.00523835" calcext:value-type="float">
            <text:p>0.00523835</text:p>
          </table:table-cell>
          <table:table-cell table:formula="of:=[.B5]/[.B6]" office:value-type="float" office:value="0.801949087021677" calcext:value-type="float">
            <text:p>0.801949087</text:p>
          </table:table-cell>
          <table:table-cell office:value-type="float" office:value="0.000924726" calcext:value-type="float">
            <text:p>0.000924726</text:p>
          </table:table-cell>
          <table:table-cell table:formula="of:=[.D5]/[.D6]" office:value-type="float" office:value="1.13461717308695" calcext:value-type="float">
            <text:p>1.1346171731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Old W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-Norm in aggregate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Max-norm in aggregate</text:p>
          </table:table-cell>
          <table:table-cell office:value-type="string" calcext:value-type="string">
            <text:p>Re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=8</text:p>
          </table:table-cell>
          <table:table-cell office:value-type="float" office:value="0.0462009" calcext:value-type="float">
            <text:p>0.0462009</text:p>
          </table:table-cell>
          <table:table-cell/>
          <table:table-cell office:value-type="float" office:value="0.0230887" calcext:value-type="float">
            <text:p>0.02308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x=16</text:p>
          </table:table-cell>
          <table:table-cell office:value-type="float" office:value="0.00971719" calcext:value-type="float">
            <text:p>0.00971719</text:p>
          </table:table-cell>
          <table:table-cell table:formula="of:=[.B11]/[.B12]" office:value-type="float" office:value="4.75455352833484" calcext:value-type="float">
            <text:p>4.7545535283</text:p>
          </table:table-cell>
          <table:table-cell office:value-type="float" office:value="0.00343178" calcext:value-type="float">
            <text:p>0.00343178</text:p>
          </table:table-cell>
          <table:table-cell table:formula="of:=[.D11]/[.D12]" office:value-type="float" office:value="6.72790796612837" calcext:value-type="float">
            <text:p>6.7279079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=32</text:p>
          </table:table-cell>
          <table:table-cell office:value-type="float" office:value="0.00184979" calcext:value-type="float">
            <text:p>0.00184979</text:p>
          </table:table-cell>
          <table:table-cell table:formula="of:=[.B12]/[.B13]" office:value-type="float" office:value="5.25313143654145" calcext:value-type="float">
            <text:p>5.2531314365</text:p>
          </table:table-cell>
          <table:table-cell office:value-type="float" office:value="0.000462004" calcext:value-type="float">
            <text:p>0.000462004</text:p>
          </table:table-cell>
          <table:table-cell table:formula="of:=[.D12]/[.D13]" office:value-type="float" office:value="7.42803092613917" calcext:value-type="float">
            <text:p>7.4280309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=64</text:p>
          </table:table-cell>
          <table:table-cell office:value-type="float" office:value="0.000333852" calcext:value-type="float">
            <text:p>0.000333852</text:p>
          </table:table-cell>
          <table:table-cell table:formula="of:=[.B13]/[.B14]" office:value-type="float" office:value="5.54074859518589" calcext:value-type="float">
            <text:p>5.5407485952</text:p>
          </table:table-cell>
          <table:table-cell table:style-name="ce2" office:value-type="float" office:value="0.0000589662" calcext:value-type="float">
            <text:p>5.90E-05</text:p>
          </table:table-cell>
          <table:table-cell table:formula="of:=[.D13]/[.D14]" office:value-type="float" office:value="7.83506483375222" calcext:value-type="float">
            <text:p>7.8350648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=128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ld 2-Norm</text:p>
          </table:table-cell>
          <table:table-cell office:value-type="string" calcext:value-type="string">
            <text:p>New 2-Norm</text:p>
          </table:table-cell>
          <table:table-cell office:value-type="string" calcext:value-type="string">
            <text:p>Difference (old-new)/old</text:p>
          </table:table-cell>
          <table:table-cell office:value-type="string" calcext:value-type="string">
            <text:p>Old Max-Norm</text:p>
          </table:table-cell>
          <table:table-cell office:value-type="string" calcext:value-type="string">
            <text:p>New Max-Norm</text:p>
          </table:table-cell>
          <table:table-cell office:value-type="string" calcext:value-type="string">
            <text:p>Difference (old-new)/old</text:p>
          </table:table-cell>
        </table:table-row>
        <table:table-row table:style-name="ro1">
          <table:table-cell office:value-type="string" calcext:value-type="string">
            <text:p>Nx=8</text:p>
          </table:table-cell>
          <table:table-cell office:value-type="float" office:value="0.0462009" calcext:value-type="float">
            <text:p>0.0462009</text:p>
          </table:table-cell>
          <table:table-cell office:value-type="float" office:value="0.045188" calcext:value-type="float">
            <text:p>0.045188</text:p>
          </table:table-cell>
          <table:table-cell table:style-name="ce3" table:formula="of:=([.B18]-[.C18])/[.B18]" office:value-type="percentage" office:value="0.0219238153369306" calcext:value-type="percentage">
            <text:p>2.19%</text:p>
          </table:table-cell>
          <table:table-cell office:value-type="float" office:value="0.0230887" calcext:value-type="float">
            <text:p>0.0230887</text:p>
          </table:table-cell>
          <table:table-cell office:value-type="float" office:value="0.0225923" calcext:value-type="float">
            <text:p>0.0225923</text:p>
          </table:table-cell>
          <table:table-cell table:style-name="ce3" table:formula="of:=([.E18]-[.F18])/[.E18]" office:value-type="percentage" office:value="0.0214996946558274" calcext:value-type="percentage">
            <text:p>2.15%</text:p>
          </table:table-cell>
        </table:table-row>
        <table:table-row table:style-name="ro1">
          <table:table-cell office:value-type="string" calcext:value-type="string">
            <text:p>Nx=16</text:p>
          </table:table-cell>
          <table:table-cell office:value-type="float" office:value="0.00971719" calcext:value-type="float">
            <text:p>0.00971719</text:p>
          </table:table-cell>
          <table:table-cell office:value-type="float" office:value="0.00992162" calcext:value-type="float">
            <text:p>0.00992162</text:p>
          </table:table-cell>
          <table:table-cell table:style-name="ce3" table:formula="of:=([.B19]-[.C19])/[.B19]" office:value-type="percentage" office:value="-0.0210379749701303" calcext:value-type="percentage">
            <text:p>-2.10%</text:p>
          </table:table-cell>
          <table:table-cell office:value-type="float" office:value="0.00343178" calcext:value-type="float">
            <text:p>0.00343178</text:p>
          </table:table-cell>
          <table:table-cell office:value-type="float" office:value="0.00350669" calcext:value-type="float">
            <text:p>0.00350669</text:p>
          </table:table-cell>
          <table:table-cell table:style-name="ce3" table:formula="of:=([.E19]-[.F19])/[.E19]" office:value-type="percentage" office:value="-0.0218283223283544" calcext:value-type="percentage">
            <text:p>-2.18%</text:p>
          </table:table-cell>
        </table:table-row>
        <table:table-row table:style-name="ro1">
          <table:table-cell office:value-type="string" calcext:value-type="string">
            <text:p>Nx=32</text:p>
          </table:table-cell>
          <table:table-cell office:value-type="float" office:value="0.00184979" calcext:value-type="float">
            <text:p>0.00184979</text:p>
          </table:table-cell>
          <table:table-cell office:value-type="float" office:value="0.00420089" calcext:value-type="float">
            <text:p>0.00420089</text:p>
          </table:table-cell>
          <table:table-cell table:style-name="ce3" table:formula="of:=([.B20]-[.C20])/[.B20]" office:value-type="percentage" office:value="-1.27100914157823" calcext:value-type="percentage">
            <text:p>-127.10%</text:p>
          </table:table-cell>
          <table:table-cell office:value-type="float" office:value="0.000462004" calcext:value-type="float">
            <text:p>0.000462004</text:p>
          </table:table-cell>
          <table:table-cell office:value-type="float" office:value="0.00104921" calcext:value-type="float">
            <text:p>0.00104921</text:p>
          </table:table-cell>
          <table:table-cell table:style-name="ce3" table:formula="of:=([.E20]-[.F20])/[.E20]" office:value-type="percentage" office:value="-1.27099765369997" calcext:value-type="percentage">
            <text:p>-127.10%</text:p>
          </table:table-cell>
        </table:table-row>
        <table:table-row table:style-name="ro1">
          <table:table-cell office:value-type="string" calcext:value-type="string">
            <text:p>Nx=64</text:p>
          </table:table-cell>
          <table:table-cell office:value-type="float" office:value="0.000333852" calcext:value-type="float">
            <text:p>0.000333852</text:p>
          </table:table-cell>
          <table:table-cell office:value-type="float" office:value="0.00523835" calcext:value-type="float">
            <text:p>0.00523835</text:p>
          </table:table-cell>
          <table:table-cell table:style-name="ce3" table:formula="of:=([.B21]-[.C21])/[.B21]" office:value-type="percentage" office:value="-14.6906353713622" calcext:value-type="percentage">
            <text:p>-1469.06%</text:p>
          </table:table-cell>
          <table:table-cell table:style-name="ce2" office:value-type="float" office:value="0.0000589662" calcext:value-type="float">
            <text:p>5.90E-05</text:p>
          </table:table-cell>
          <table:table-cell office:value-type="float" office:value="0.000924726" calcext:value-type="float">
            <text:p>0.000924726</text:p>
          </table:table-cell>
          <table:table-cell table:style-name="ce3" table:formula="of:=([.E21]-[.F21])/[.E21]" office:value-type="percentage" office:value="-14.6823061347009" calcext:value-type="percentage">
            <text:p>-1468.2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2:28:41.966976127</meta:creation-date>
    <dc:date>2017-05-31T11:19:03.041267216</dc:date>
    <meta:editing-duration>PT29M29S</meta:editing-duration>
    <meta:editing-cycles>1</meta:editing-cycles>
    <meta:document-statistic meta:table-count="1" meta:cell-count="81" meta:object-count="0"/>
    <meta:generator>LibreOffice/5.1.6.2$Linux_X86_64 LibreOffice_project/10m0$Build-2</meta:generator>
  </office:meta>
</office:document-meta>
</file>